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80c45" officeooo:paragraph-rsid="00084934"/>
    </style:style>
    <style:style style:name="P2" style:family="paragraph" style:parent-style-name="Standard">
      <style:text-properties officeooo:rsid="000b1244" officeooo:paragraph-rsid="000b1244"/>
    </style:style>
    <style:style style:name="P3" style:family="paragraph" style:parent-style-name="Standard">
      <style:text-properties officeooo:rsid="0010aa10" officeooo:paragraph-rsid="0010aa10"/>
    </style:style>
    <style:style style:name="P4" style:family="paragraph" style:parent-style-name="Standard">
      <style:text-properties officeooo:rsid="00127815" officeooo:paragraph-rsid="00192b45"/>
    </style:style>
    <style:style style:name="P5" style:family="paragraph" style:parent-style-name="Standard">
      <style:text-properties officeooo:rsid="00084934" officeooo:paragraph-rsid="00084934"/>
    </style:style>
    <style:style style:name="P6" style:family="paragraph" style:parent-style-name="Standard">
      <style:text-properties officeooo:rsid="0018bc87" officeooo:paragraph-rsid="00192b45"/>
    </style:style>
    <style:style style:name="T1" style:family="text">
      <style:text-properties officeooo:rsid="000811cf"/>
    </style:style>
    <style:style style:name="T2" style:family="text">
      <style:text-properties officeooo:rsid="00084934"/>
    </style:style>
    <style:style style:name="T3" style:family="text">
      <style:text-properties officeooo:rsid="000a3d0d"/>
    </style:style>
    <style:style style:name="T4" style:family="text">
      <style:text-properties style:text-position="super 58%" officeooo:rsid="000c668e"/>
    </style:style>
    <style:style style:name="T5" style:family="text">
      <style:text-properties style:text-position="0% 100%"/>
    </style:style>
    <style:style style:name="T6" style:family="text">
      <style:text-properties style:text-position="0% 100%" officeooo:rsid="000c668e"/>
    </style:style>
    <style:style style:name="T7" style:family="text">
      <style:text-properties style:text-position="0% 100%" officeooo:rsid="000eca97"/>
    </style:style>
    <style:style style:name="T8" style:family="text">
      <style:text-properties style:text-position="0% 100%" officeooo:rsid="00104a79"/>
    </style:style>
    <style:style style:name="T9" style:family="text">
      <style:text-properties style:text-position="0% 100%" officeooo:rsid="0011374e"/>
    </style:style>
    <style:style style:name="T10" style:family="text">
      <style:text-properties style:text-position="0% 100%" officeooo:rsid="00192b45"/>
    </style:style>
    <style:style style:name="T11" style:family="text">
      <style:text-properties style:text-position="0% 100%" officeooo:rsid="001ac672"/>
    </style:style>
    <style:style style:name="T12" style:family="text">
      <style:text-properties style:text-position="0% 100%" officeooo:rsid="001cd776"/>
    </style:style>
    <style:style style:name="T13" style:family="text">
      <style:text-properties style:text-position="0% 100%" officeooo:rsid="001dc2db"/>
    </style:style>
    <style:style style:name="T14" style:family="text">
      <style:text-properties style:text-position="0% 100%" officeooo:rsid="001e9378"/>
    </style:style>
    <style:style style:name="T15" style:family="text">
      <style:text-properties style:text-position="0% 100%" officeooo:rsid="002019ca"/>
    </style:style>
    <style:style style:name="T16" style:family="text">
      <style:text-properties style:text-position="0% 100%" officeooo:rsid="00220406"/>
    </style:style>
    <style:style style:name="T17" style:family="text">
      <style:text-properties officeooo:rsid="0012ef65"/>
    </style:style>
    <style:style style:name="T18" style:family="text">
      <style:text-properties officeooo:rsid="00138d52"/>
    </style:style>
    <style:style style:name="T19" style:family="text">
      <style:text-properties officeooo:rsid="0016a1c7"/>
    </style:style>
    <style:style style:name="T20" style:family="text">
      <style:text-properties officeooo:rsid="001b928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name of my interview partner is Horst Grobner who lives in <text:span text:style-name="T2">Linz</text:span>.</text:p>
      <text:p text:style-name="P1">He has enjoyed quite an interesting career. Having completed his electrician <text:span text:style-name="T17">apprenticeship</text:span> he <text:span text:style-name="T18">used to</text:span> frequently <text:span text:style-name="T18">change his</text:span> job <text:span text:style-name="T20">due to dissatisfaction and boredom</text:span>. One of the more unusual jobs has been his work as assistant of a private eye. <text:span text:style-name="T1">As usual in life it has not been quite as exciting as imagined. Observing husbands whose wife accused them of cheating and watching if sales agents don't resell the samples they should hand over to the customer have been his primary duties. Having had enough of this rather boring job he worked in the Voest Alpine steel mill in Linz for 10 year. Most astonishing is the fact that he has been able to graduate at a secondary technical college while still working in his day job. Or at least till the year of his final exam which has required him to take a year off. With his boss having been okay with that he finally made the final push. However, on returning to Voest Alpine his job has been automated.</text:span></text:p>
      <text:p text:style-name="P5">Hence he is ready to take revenge on the machine which has replaced him and so he started to study software engineering at <text:span text:style-name="T3">our</text:span> university of applied sciences.</text:p>
      <text:p text:style-name="P2">Having <text:span text:style-name="T19">been tending towards music since his childhood he started</text:span><text:span text:style-name="T6"> his DJ career at his 15</text:span><text:span text:style-name="T4">th</text:span><text:span text:style-name="T6"> birthday. </text:span><text:span text:style-name="T12">Best of all</text:span><text:span text:style-name="T7">, he met his </text:span><text:span text:style-name="T12">current </text:span><text:span text:style-name="T7">girlfriend two years ago on one of his gigs, </text:span><text:span text:style-name="T8">despite being quite drunk and not knowing how to dance at all.</text:span></text:p>
      <text:p text:style-name="P3"><text:span text:style-name="T8">H</text:span><text:span text:style-name="T5">orst enjoys travelling with his friends </text:span><text:span text:style-name="T9">especially to Greece which he already visited three times </text:span><text:span text:style-name="T13">during</text:span><text:span text:style-name="T9"> the </text:span><text:span text:style-name="T14">past</text:span><text:span text:style-name="T9"> years.</text:span></text:p>
      <text:p text:style-name="P4"><text:span text:style-name="T16">Once he has</text:span><text:span text:style-name="T5"> completed </text:span><text:span text:style-name="T15">his</text:span><text:span text:style-name="T5"> study Horst wants to produce innovative software in his own start-up.</text:span></text:p>
      <text:p text:style-name="P6"><text:span text:style-name="T10">I’ll end </text:span><text:span text:style-name="T11">this introduction</text:span><text:span text:style-name="T10"> with </text:span><text:span text:style-name="T11">a little bit of</text:span><text:span text:style-name="T10"> trivia</text:span><text:span text:style-name="T5">. Horst has read “The Art of War” by Sun Tsu which inspired him to start his world domination plan. Recently he has completed phase 3 of his evil 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style:page-number="auto"/>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4:05:18.420544471</meta:creation-date>
    <dc:date>2016-10-07T19:48:25.146931650</dc:date>
    <meta:editing-duration>PT1H33M16S</meta:editing-duration>
    <meta:editing-cycles>30</meta:editing-cycles>
    <meta:generator>LibreOffice/5.1.5.2$Linux_X86_64 LibreOffice_project/10$Build-2</meta:generator>
    <meta:document-statistic meta:table-count="0" meta:image-count="0" meta:object-count="0" meta:page-count="1" meta:paragraph-count="7" meta:word-count="331" meta:character-count="1834" meta:non-whitespace-character-count="1510"/>
  </office:meta>
</office:document-meta>
</file>